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1fed9d" officeooo:paragraph-rsid="001fed9d" style:font-size-asian="10pt" style:font-size-complex="10pt"/>
    </style:style>
    <style:style style:name="P2" style:family="paragraph" style:parent-style-name="Text_20_body">
      <style:text-properties officeooo:paragraph-rsid="001fed9d"/>
    </style:style>
    <style:style style:name="P3" style:family="paragraph" style:parent-style-name="Text_20_body">
      <style:text-properties officeooo:rsid="001fed9d" officeooo:paragraph-rsid="001fed9d"/>
    </style:style>
    <style:style style:name="P4" style:family="paragraph" style:parent-style-name="Text_20_body">
      <style:text-properties officeooo:rsid="00204883" officeooo:paragraph-rsid="00204883"/>
    </style:style>
    <style:style style:name="P5" style:family="paragraph" style:parent-style-name="Text_20_body">
      <style:text-properties officeooo:paragraph-rsid="0025e4d9"/>
    </style:style>
    <style:style style:name="P6" style:family="paragraph" style:parent-style-name="Heading_20_1">
      <style:text-properties officeooo:rsid="001fed9d" officeooo:paragraph-rsid="001fed9d"/>
    </style:style>
    <style:style style:name="P7" style:family="paragraph" style:parent-style-name="Heading_20_2">
      <style:text-properties officeooo:rsid="001fed9d" officeooo:paragraph-rsid="001fed9d"/>
    </style:style>
    <style:style style:name="P8" style:family="paragraph" style:parent-style-name="Text_20_body">
      <style:text-properties officeooo:paragraph-rsid="0025e4d9"/>
    </style:style>
    <style:style style:name="P9" style:family="paragraph" style:parent-style-name="Text_20_body">
      <style:text-properties officeooo:rsid="00296404" officeooo:paragraph-rsid="00296404"/>
    </style:style>
    <style:style style:name="T1" style:family="text">
      <style:text-properties officeooo:rsid="001fed9d"/>
    </style:style>
    <style:style style:name="T2" style:family="text">
      <style:text-properties style:font-name="Liberation Mono"/>
    </style:style>
    <style:style style:name="T3" style:family="text">
      <style:text-properties style:font-name="Liberation Mono" officeooo:rsid="001fed9d"/>
    </style:style>
    <style:style style:name="T4" style:family="text">
      <style:text-properties style:font-name="Liberation Mono" officeooo:rsid="0025e4d9"/>
    </style:style>
    <style:style style:name="T5" style:family="text">
      <style:text-properties style:font-name="Liberation Mono" officeooo:rsid="00296404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fed9d"/>
    </style:style>
    <style:style style:name="T8" style:family="text">
      <style:text-properties style:font-name="Liberation Serif" officeooo:rsid="00210438"/>
    </style:style>
    <style:style style:name="T9" style:family="text">
      <style:text-properties officeooo:rsid="0025e4d9"/>
    </style:style>
    <style:style style:name="T10" style:family="text">
      <style:text-properties officeooo:rsid="0026e57d"/>
    </style:style>
    <style:style style:name="T11" style:family="text">
      <style:text-properties officeooo:rsid="0027abf6"/>
    </style:style>
    <style:style style:name="T12" style:family="text">
      <style:text-properties officeooo:rsid="002acb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Verteilte Systeme – Übung 2</text:h>
      <text:h text:style-name="P7" text:outline-level="2">Umsetzung</text:h>
      <text:p text:style-name="P2"><text:span text:style-name="T1">Ich habe die Aktoren und den Observer mittels </text:span><text:span text:style-name="Source_20_Text"><text:span text:style-name="T1">extends Node</text:span></text:span> <text:span text:style-name="T1">implementiert. Die Simulation hat diese Knoten instanziiert und damit gestartet. In der Simulation wurde die Instanz des </text:span><text:span text:style-name="T3">Simulator</text:span><text:span text:style-name="T7"> genutzt, um die Simulation sauber zu terminieren, nachdem vom Observer erkannt wurde, dass keine Firework-Nachrichten mehr im Umlauf sind. </text:span><text:span text:style-name="T8">Die Anzahl der Knoten kann per Kommandozeilen-Parameter übergeben werden und die Wahrscheinlichkeit zum Aufwecken eines Aktors nach einer Firework-Nachricht wird immer auf p=p/2 reduziert.</text:span></text:p>
      <text:h text:style-name="P7" text:outline-level="2">Erfahrungen im Umgang mit dem Simulator</text:h>
      <text:p text:style-name="P3">Das Importieren der uber-jar hat mehr Zeit gebraucht als nötig, da ich so etwas bisher noch nicht gemacht hatte. In Eclipse darf man anscheinend nicht die Datei <text:span text:style-name="T2">module-info.java</text:span> zur Verwaltung der Java-Modules nutzen, wenn man jar-Dateien als Bibliothek nutzen möchte, was erst zu Problemen geführt hat.</text:p>
      <text:p text:style-name="P3">Die Klasse <text:span text:style-name="T2">Node</text:span><text:span text:style-name="T6"> war einfach zu benutzen und zu verstehen, genau wie die Standard-Funktionen </text:span><text:span text:style-name="T2">send()</text:span><text:span text:style-name="T6"> und </text:span><text:span text:style-name="T2">receive()</text:span><text:span text:style-name="T6">. Die </text:span><text:span text:style-name="T2">Simulator</text:span><text:span text:style-name="T6">-Instanz habe ich zuerst nicht verwendet, wodurch die Simulation zwar einwandfrei funktioniert hat, aber nicht sauber beendet wurde.</text:span></text:p>
      <text:p text:style-name="P4"><text:span text:style-name="T6">Daraufhin habe ich die <text:s/></text:span><text:span text:style-name="T3">Simulator</text:span><text:span text:style-name="T7">-Instanz </text:span><text:span text:style-name="T6">genutzt und den Start der Knoten nicht mehr wie vorher im Konstruktor erledigt, sondern wie gewollt in die Methode </text:span><text:span text:style-name="T2">engage()</text:span><text:span text:style-name="T6"> ausgelagert. Anschließend wurde das Programm wie gewollt terminiert.</text:span></text:p>
      <text:h text:style-name="P7" text:outline-level="2">Ergebnisse</text:h>
      <text:p text:style-name="P5"><text:span text:style-name="T9">Die Aufgabe 2, also das Versenden von Firework-Nachrichten hat problemlos funktioniert. Genutzt habe ich dafür die </text:span><text:span text:style-name="T4">send()</text:span><text:span text:style-name="T9">-Methode und eine </text:span><text:span text:style-name="T4">Message</text:span><text:span text:style-name="T9"> mit dem Payload-Schlüssel </text:span><text:span text:style-name="T4">type</text:span><text:span text:style-name="T9"> und dem Wert </text:span><text:span text:style-name="T4">firework</text:span><text:span text:style-name="T9">. Die Wahrscheinlichkeit für ein weiteres Firework wurde pro ankommender Firework-Nachricht halbiert.</text:span></text:p>
      <text:p text:style-name="P5"><text:span text:style-name="T9">In Aufgabe 3 hat das Implementieren des Observers auch kaum Probleme gemacht. </text:span><text:span text:style-name="T10">Hier habe ich vom Observer im Sekundentakt Nachrichten an alle anderen Knoten geschickt mit dem </text:span><text:span text:style-name="T4">type</text:span><text:span text:style-name="T10"> </text:span><text:span text:style-name="T4">status</text:span><text:span text:style-name="T10">. Daraufhin antworten die Knoten dem Observer damit, wie viele Nachrichten sie seit der letzten Status-Anfrage an welche Knoten versendet haben. Das ist genau der Algorithmus aus der Vorlesung und dieser hat gut funktioniert. </text:span><text:span text:style-name="T11">Man muss nur gut aufpassen, an welchen Stellen Nachrichten als versendet und als Empfangen gewertet werden, damit die Terminierung die richtige Rückmeldung gibt. Die Nachricht darf nämlich erst nach der </text:span><text:span text:style-name="T4">sleep</text:span><text:span text:style-name="T5">()</text:span><text:span text:style-name="T11">-Zeit des Aktors als Empfangen gelten, ansonsten können noch neue Fireworks nach dem Schlafen des Threads starten.</text:span></text:p>
      <text:p text:style-name="P9">Bis zu 1000 Aktoren sind kein Problem, aber ab 10000 Knoten kommt es zu Heap-Problemen aufgrund der Vielzahl an Nachrichten. <text:span text:style-name="T12">Auch wenn </text:span>die Nachrichtenweiterleitung um einen Faktor 10 reduziert wird, <text:span text:style-name="T12">läuft der Heap über, auch wenn es eine Weile dauert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rsid="001fed9d" officeooo:paragraph-rsid="001fed9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lin Zapp<text:tab/><text:tab/>12.07.202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3:15:08.410508443</meta:creation-date>
    <dc:date>2024-07-13T11:45:20.565997540</dc:date>
    <meta:editing-duration>PT1H2M59S</meta:editing-duration>
    <meta:editing-cycles>7</meta:editing-cycles>
    <meta:generator>LibreOffice/24.2.4.2$Linux_X86_64 LibreOffice_project/420$Build-2</meta:generator>
    <meta:document-statistic meta:table-count="0" meta:image-count="0" meta:object-count="0" meta:page-count="1" meta:paragraph-count="12" meta:word-count="389" meta:character-count="2707" meta:non-whitespace-character-count="2327"/>
  </office:meta>
</office:document-meta>
</file>